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7276909" text:style-name="L1">
        <text:list-item>
          <text:p text:style-name="P2"><text:bookmark text:name="yui_3_17_2_1_1613742410909_605"/><text:bookmark text:name="yui_3_17_2_1_1613742410909_604"/>O que o artigo propõe? Qual é a novidade que ele apresenta?<text:line-break/></text:p>
        </text:list-item>
        <text:list-item>
          <text:p text:style-name="P1"><text:bookmark text:name="yui_3_17_2_1_1613742410909_606"/>Como os experimentos do artigo são modelados para corroborar a hipótese proposta?</text:p>
          <text:p text:style-name="P1"/>
        </text:list-item>
        <text:list-item>
          <text:p text:style-name="P1"><text:bookmark text:name="yui_3_17_2_1_1613742410909_628"/>Quais os pontos fortes do artigo?</text:p>
          <text:p text:style-name="P1"/>
        </text:list-item>
        <text:list-item>
          <text:p text:style-name="P1"><text:bookmark text:name="yui_3_17_2_1_1613742410909_615"/>Quais os pontos fracos dele?</text:p>
          <text:p text:style-name="P1"/>
        </text:list-item>
        <text:list-item>
          <text:p text:style-name="P1"><text:bookmark text:name="yui_3_17_2_1_1613742410909_617"/>O artigo está relacionado de alguma forma com o seu projeto de dissertação? Por quê?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1-02-19T10:59:41.920000000</dc:date>
    <meta:editing-duration>PT9M46S</meta:editing-duration>
    <meta:editing-cycles>1</meta:editing-cycles>
    <meta:document-statistic meta:table-count="0" meta:image-count="0" meta:object-count="0" meta:page-count="1" meta:paragraph-count="5" meta:word-count="55" meta:character-count="296" meta:non-whitespace-character-count="250"/>
  </office:meta>
</office:document-meta>
</file>